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5" office:value-type="float" office:value="2.85" calcext:value-type="float">
            <text:p><text:s text:c="3"/>2.85</text:p>
          </table:table-cell>
          <table:table-cell table:style-name="ce75"/>
          <table:table-cell table:style-name="ce74" table:number-columns-repeated="1011"/>
        </table:table-row>
        <table:table-row table:style-name="ro10">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3"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4" office:value-type="float" office:value="100.49" calcext:value-type="float">
            <text:p><text:s text:c="3"/>100.49</text:p>
          </table:table-cell>
          <table:table-cell table:style-name="ce54" office:value-type="float" office:value="642.1" calcext:value-type="float">
            <text:p><text:s text:c="3"/>642.10</text:p>
          </table:table-cell>
          <table:table-cell table:style-name="ce68" office:value-type="float" office:value="2.88" calcext:value-type="float">
            <text:p><text:s text:c="3"/>2.88</text:p>
          </table:table-cell>
          <table:table-cell table:style-name="ce75"/>
          <table:table-cell/>
          <table:table-cell table:style-name="ce74" table:number-columns-repeated="1010"/>
        </table:table-row>
        <table:table-row table:style-name="ro11">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3"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4" office:value-type="float" office:value="100.47" calcext:value-type="float">
            <text:p><text:s text:c="3"/>100.47</text:p>
          </table:table-cell>
          <table:table-cell table:style-name="ce54" office:value-type="float" office:value="642.26" calcext:value-type="float">
            <text:p><text:s text:c="3"/>642.26</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2">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3"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4" office:value-type="float" office:value="100.43" calcext:value-type="float">
            <text:p><text:s text:c="3"/>100.43</text:p>
          </table:table-cell>
          <table:table-cell table:style-name="ce54" office:value-type="float" office:value="642.46" calcext:value-type="float">
            <text:p><text:s text:c="3"/>642.46</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2">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3"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4" office:value-type="float" office:value="100.41" calcext:value-type="float">
            <text:p><text:s text:c="3"/>100.41</text:p>
          </table:table-cell>
          <table:table-cell table:style-name="ce54" office:value-type="float" office:value="642.72" calcext:value-type="float">
            <text:p><text:s text:c="3"/>642.72</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3"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4" office:value-type="float" office:value="100.38" calcext:value-type="float">
            <text:p><text:s text:c="3"/>100.38</text:p>
          </table:table-cell>
          <table:table-cell table:style-name="ce54" office:value-type="float" office:value="642.9" calcext:value-type="float">
            <text:p><text:s text:c="3"/>642.90</text:p>
          </table:table-cell>
          <table:table-cell table:style-name="ce68" office:value-type="float" office:value="2.86" calcext:value-type="float">
            <text:p><text:s text:c="3"/>2.86</text:p>
          </table:table-cell>
          <table:table-cell table:style-name="ce75"/>
          <table:table-cell/>
          <table:table-cell table:style-name="ce74" table:number-columns-repeated="1010"/>
        </table:table-row>
        <table:table-row table:style-name="ro13">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3"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4" office:value-type="float" office:value="100.36" calcext:value-type="float">
            <text:p><text:s text:c="3"/>100.36</text:p>
          </table:table-cell>
          <table:table-cell table:style-name="ce54" office:value-type="float" office:value="643.12" calcext:value-type="float">
            <text:p><text:s text:c="3"/>643.12</text:p>
          </table:table-cell>
          <table:table-cell table:style-name="ce68" office:value-type="float" office:value="2.86" calcext:value-type="float">
            <text:p><text:s text:c="3"/>2.86</text:p>
          </table:table-cell>
          <table:table-cell table:style-name="ce75"/>
          <table:table-cell/>
          <table:table-cell table:style-name="ce74" table:number-columns-repeated="1010"/>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3"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4" office:value-type="float" office:value="100.34" calcext:value-type="float">
            <text:p><text:s text:c="3"/>100.34</text:p>
          </table:table-cell>
          <table:table-cell table:style-name="ce54" office:value-type="float" office:value="643.3" calcext:value-type="float">
            <text:p><text:s text:c="3"/>643.30</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3"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4" office:value-type="float" office:value="100.32" calcext:value-type="float">
            <text:p><text:s text:c="3"/>100.32</text:p>
          </table:table-cell>
          <table:table-cell table:style-name="ce54" office:value-type="float" office:value="643.6" calcext:value-type="float">
            <text:p><text:s text:c="3"/>643.60</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3"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4" office:value-type="float" office:value="100.29" calcext:value-type="float">
            <text:p><text:s text:c="3"/>100.29</text:p>
          </table:table-cell>
          <table:table-cell table:style-name="ce54" office:value-type="float" office:value="643.91" calcext:value-type="float">
            <text:p><text:s text:c="3"/>643.91</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3"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8" office:value-type="float" office:value="2.85" calcext:value-type="float">
            <text:p><text:s text:c="3"/>2.85</text:p>
          </table:table-cell>
          <table:table-cell table:style-name="ce75"/>
          <table:table-cell table:number-columns-repeated="1011"/>
        </table:table-row>
        <table:table-row table:style-name="ro15">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8"/>
          <table:table-cell table:style-name="ce75"/>
          <table:table-cell table:number-columns-repeated="1011"/>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3"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4" office:value-type="float" office:value="100.23" calcext:value-type="float">
            <text:p><text:s text:c="3"/>100.23</text:p>
          </table:table-cell>
          <table:table-cell table:style-name="ce54" office:value-type="float" office:value="644.44" calcext:value-type="float">
            <text:p><text:s text:c="3"/>644.44</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3"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4" office:value-type="float" office:value="100.21" calcext:value-type="float">
            <text:p><text:s text:c="3"/>100.21</text:p>
          </table:table-cell>
          <table:table-cell table:style-name="ce54" office:value-type="float" office:value="644.56" calcext:value-type="float">
            <text:p><text:s text:c="3"/>644.56</text:p>
          </table:table-cell>
          <table:table-cell table:style-name="ce68" office:value-type="float" office:value="2.85" calcext:value-type="float">
            <text:p><text:s text:c="3"/>2.85</text:p>
          </table:table-cell>
          <table:table-cell table:style-name="ce75"/>
          <table:table-cell table:number-columns-repeated="1011"/>
        </table:table-row>
        <table:table-row table:style-name="ro14">
          <table:table-cell table:style-name="ce9"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72" calcext:value-type="float">
            <text:p><text:s text:c="3"/>148,572</text:p>
          </table:table-cell>
          <table:table-cell table:style-name="ce33" office:value-type="float" office:value="8203875" calcext:value-type="float">
            <text:p><text:s text:c="3"/>8,203,875</text:p>
          </table:table-cell>
          <table:table-cell table:style-name="ce44" office:value-type="float" office:value="23332705" calcext:value-type="float">
            <text:p><text:s text:c="3"/>23,332,705</text:p>
          </table:table-cell>
          <table:table-cell table:style-name="ce33" office:value-type="float" office:value="11677142" calcext:value-type="float">
            <text:p><text:s text:c="3"/>11,677,142</text:p>
          </table:table-cell>
          <table:table-cell table:style-name="ce33"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43" calcext:value-type="float">
            <text:p><text:s/>0.43</text:p>
          </table:table-cell>
          <table:table-cell table:style-name="ce38" office:value-type="float" office:value="1.52" calcext:value-type="float">
            <text:p><text:s/>1.52</text:p>
          </table:table-cell>
          <table:table-cell table:style-name="ce38" office:value-type="float" office:value="0.4" calcext:value-type="float">
            <text:p><text:s/>0.40</text:p>
          </table:table-cell>
          <table:table-cell table:style-name="ce38" office:value-type="float" office:value="0.25" calcext:value-type="float">
            <text:p><text:s/>0.25</text:p>
          </table:table-cell>
          <table:table-cell table:style-name="ce38" office:value-type="float" office:value="0.56" calcext:value-type="float">
            <text:p><text:s/>0.56</text:p>
          </table:table-cell>
          <table:table-cell table:style-name="ce55" office:value-type="float" office:value="-0.3" calcext:value-type="float">
            <text:p>－ <text:s text:c="2"/>0.30</text:p>
          </table:table-cell>
          <table:table-cell table:style-name="ce23" office:value-type="float" office:value="0.4" calcext:value-type="float">
            <text:p><text:s/>0.40</text:p>
          </table:table-cell>
          <table:table-cell table:style-name="ce69" office:value-type="float" office:value="-1.39" calcext:value-type="float">
            <text:p>－ <text:s text:c="2"/>1.39</text:p>
          </table:table-cell>
          <table:table-cell table:style-name="ce73"/>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2" table:style-name="ce24" office:value-type="float" office:value="0" calcext:value-type="float">
            <text:p>－</text:p>
          </table:table-cell>
          <table:table-cell table:style-name="ce24" office:value-type="float" office:value="0.05" calcext:value-type="float">
            <text:p><text:s/>0.05</text:p>
          </table:table-cell>
          <table:table-cell table:style-name="ce24" office:value-type="float" office:value="0.12" calcext:value-type="float">
            <text:p><text:s/>0.12</text:p>
          </table:table-cell>
          <table:table-cell table:style-name="ce24" office:value-type="float" office:value="0.09" calcext:value-type="float">
            <text:p><text:s/>0.09</text:p>
          </table:table-cell>
          <table:table-cell table:style-name="ce24" office:value-type="float" office:value="0.02" calcext:value-type="float">
            <text:p><text:s/>0.02</text:p>
          </table:table-cell>
          <table:table-cell table:style-name="ce47" office:value-type="string" calcext:value-type="string">
            <text:p>0.00</text:p>
          </table:table-cell>
          <table:table-cell table:style-name="ce24" office:value-type="float" office:value="0.03" calcext:value-type="float">
            <text:p><text:s/>0.03</text:p>
          </table:table-cell>
          <table:table-cell table:style-name="ce56" office:value-type="float" office:value="-0.02" calcext:value-type="float">
            <text:p>－ <text:s text:c="2"/>0.02</text:p>
          </table:table-cell>
          <table:table-cell table:style-name="ce24" office:value-type="float" office:value="0.02" calcext:value-type="float">
            <text:p><text:s/>0.02</text:p>
          </table:table-cell>
          <table:table-cell table:style-name="ce70" office:value-type="float" office:value="-0.35" calcext:value-type="float">
            <text:p>－ <text:s text:c="2"/>0.35</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7"/>
          <table:table-cell table:style-name="ce61"/>
          <table:table-cell table:style-name="ce71" office:value-type="string" calcext:value-type="string">
            <text:p>內政部戶政司<text:span text:style-name="T5"> </text:span><text:span text:style-name="T4">民國</text:span><text:span text:style-name="T6">102</text:span><text:span text:style-name="T4">年</text:span><text:span text:style-name="T6">4</text:span><text:span text:style-name="T4">月</text:span><text:span text:style-name="T6">8</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2" table:number-columns-repeated="4"/>
          <table:table-cell table:style-name="ce102" office:value-type="string" office:string-value="    中 華 民 國 102年 3 月 底" calcext:value-type="string">
            <text:p><text:s text:c="5"/>中 華 民 國 102年 3 月 底 </text:p>
          </table:table-cell>
          <table:table-cell table:style-name="ce82" table:number-columns-repeated="4"/>
          <table:table-cell table:style-name="ce58"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3"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2"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106"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72" calcext:value-type="float">
            <text:p><text:s text:c="3"/>148,572</text:p>
          </table:table-cell>
          <table:table-cell table:style-name="ce29" office:value-type="float" office:value="8203875" calcext:value-type="float">
            <text:p><text:s text:c="3"/>8,203,875</text:p>
          </table:table-cell>
          <table:table-cell table:style-name="ce28" office:value-type="float" office:value="23332705" calcext:value-type="float">
            <text:p><text:s text:c="3"/>23,332,705</text:p>
          </table:table-cell>
          <table:table-cell table:style-name="ce29" office:value-type="float" office:value="11677142" calcext:value-type="float">
            <text:p><text:s text:c="3"/>11,677,142</text:p>
          </table:table-cell>
          <table:table-cell table:style-name="ce29" office:value-type="float" office:value="11655563" calcext:value-type="float">
            <text:p><text:s text:c="3"/>11,655,563</text:p>
          </table:table-cell>
          <table:table-cell table:style-name="ce50" office:value-type="float" office:value="100.185139061923" calcext:value-type="float">
            <text:p><text:s text:c="3"/>100.19</text:p>
          </table:table-cell>
          <table:table-cell table:style-name="ce50" office:value-type="float" office:value="644.677809053015" calcext:value-type="float">
            <text:p><text:s text:c="3"/>644.68</text:p>
          </table:table-cell>
          <table:table-cell table:style-name="ce107" office:value-type="float" office:value="2.84410781490454" calcext:value-type="float">
            <text:p><text:s/>2.84 </text:p>
          </table:table-cell>
          <table:table-cell table:number-columns-repeated="1012"/>
        </table:table-row>
        <table:table-row table:style-name="ro21">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60870" calcext:value-type="float">
            <text:p><text:s text:c="3"/>1,460,870</text:p>
          </table:table-cell>
          <table:table-cell table:style-name="ce28" office:value-type="float" office:value="3942882" calcext:value-type="float">
            <text:p><text:s text:c="3"/>3,942,882</text:p>
          </table:table-cell>
          <table:table-cell table:style-name="ce29" office:value-type="float" office:value="1947002" calcext:value-type="float">
            <text:p><text:s text:c="3"/>1,947,002</text:p>
          </table:table-cell>
          <table:table-cell table:style-name="ce29" office:value-type="float" office:value="1995880" calcext:value-type="float">
            <text:p><text:s text:c="3"/>1,995,880</text:p>
          </table:table-cell>
          <table:table-cell table:style-name="ce50" office:value-type="float" office:value="97.5510551736577" calcext:value-type="float">
            <text:p><text:s text:c="3"/>97.55</text:p>
          </table:table-cell>
          <table:table-cell table:style-name="ce50" office:value-type="float" office:value="1920.95194762733" calcext:value-type="float">
            <text:p><text:s text:c="3"/>1,920.95</text:p>
          </table:table-cell>
          <table:table-cell table:style-name="ce107" office:value-type="float" office:value="2.6989958038703" calcext:value-type="float">
            <text:p><text:s/>2.70 </text:p>
          </table:table-cell>
          <table:table-cell table:number-columns-repeated="1012"/>
        </table:table-row>
        <table:table-row table:style-name="ro21">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0" calcext:value-type="float">
            <text:p><text:s text:c="3"/>9,570</text:p>
          </table:table-cell>
          <table:table-cell table:style-name="ce29" office:value-type="float" office:value="1018618" calcext:value-type="float">
            <text:p><text:s text:c="3"/>1,018,618</text:p>
          </table:table-cell>
          <table:table-cell table:style-name="ce28" office:value-type="float" office:value="2677771" calcext:value-type="float">
            <text:p><text:s text:c="3"/>2,677,771</text:p>
          </table:table-cell>
          <table:table-cell table:style-name="ce29" office:value-type="float" office:value="1287311" calcext:value-type="float">
            <text:p><text:s text:c="3"/>1,287,311</text:p>
          </table:table-cell>
          <table:table-cell table:style-name="ce29" office:value-type="float" office:value="1390460" calcext:value-type="float">
            <text:p><text:s text:c="3"/>1,390,460</text:p>
          </table:table-cell>
          <table:table-cell table:style-name="ce50" office:value-type="float" office:value="92.5816636221107" calcext:value-type="float">
            <text:p><text:s text:c="3"/>92.58</text:p>
          </table:table-cell>
          <table:table-cell table:style-name="ce50" office:value-type="float" office:value="9852.00130831638" calcext:value-type="float">
            <text:p><text:s text:c="3"/>9,852.00</text:p>
          </table:table-cell>
          <table:table-cell table:style-name="ce107" office:value-type="float" office:value="2.628827489795" calcext:value-type="float">
            <text:p><text:s/>2.63 </text:p>
          </table:table-cell>
          <table:table-cell table:number-columns-repeated="1012"/>
        </table:table-row>
        <table:table-row table:style-name="ro21">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6117" calcext:value-type="float">
            <text:p><text:s text:c="3"/>886,117</text:p>
          </table:table-cell>
          <table:table-cell table:style-name="ce28" office:value-type="float" office:value="2689659" calcext:value-type="float">
            <text:p><text:s text:c="3"/>2,689,659</text:p>
          </table:table-cell>
          <table:table-cell table:style-name="ce29" office:value-type="float" office:value="1335031" calcext:value-type="float">
            <text:p><text:s text:c="3"/>1,335,031</text:p>
          </table:table-cell>
          <table:table-cell table:style-name="ce29" office:value-type="float" office:value="1354628" calcext:value-type="float">
            <text:p><text:s text:c="3"/>1,354,628</text:p>
          </table:table-cell>
          <table:table-cell table:style-name="ce50" office:value-type="float" office:value="98.5533297702395" calcext:value-type="float">
            <text:p><text:s text:c="3"/>98.55</text:p>
          </table:table-cell>
          <table:table-cell table:style-name="ce50" office:value-type="float" office:value="1214.34958053125" calcext:value-type="float">
            <text:p><text:s text:c="3"/>1,214.35</text:p>
          </table:table-cell>
          <table:table-cell table:style-name="ce107" office:value-type="float" office:value="3.03533167741957" calcext:value-type="float">
            <text:p><text:s/>3.04 </text:p>
          </table:table-cell>
          <table:table-cell table:number-columns-repeated="1012"/>
        </table:table-row>
        <table:table-row table:style-name="ro21">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4" calcext:value-type="float">
            <text:p><text:s text:c="3"/>14,734</text:p>
          </table:table-cell>
          <table:table-cell table:style-name="ce29" office:value-type="float" office:value="657871" calcext:value-type="float">
            <text:p><text:s text:c="3"/>657,871</text:p>
          </table:table-cell>
          <table:table-cell table:style-name="ce28" office:value-type="float" office:value="1882369" calcext:value-type="float">
            <text:p><text:s text:c="3"/>1,882,369</text:p>
          </table:table-cell>
          <table:table-cell table:style-name="ce29" office:value-type="float" office:value="944967" calcext:value-type="float">
            <text:p><text:s text:c="3"/>944,967</text:p>
          </table:table-cell>
          <table:table-cell table:style-name="ce29" office:value-type="float" office:value="937402" calcext:value-type="float">
            <text:p><text:s text:c="3"/>937,402</text:p>
          </table:table-cell>
          <table:table-cell table:style-name="ce50" office:value-type="float" office:value="100.807017693583" calcext:value-type="float">
            <text:p><text:s text:c="3"/>100.81</text:p>
          </table:table-cell>
          <table:table-cell table:style-name="ce50" office:value-type="float" office:value="858.880905924391" calcext:value-type="float">
            <text:p><text:s text:c="3"/>858.88</text:p>
          </table:table-cell>
          <table:table-cell table:style-name="ce107" office:value-type="float" office:value="2.8613041158525" calcext:value-type="float">
            <text:p><text:s/>2.86 </text:p>
          </table:table-cell>
          <table:table-cell table:number-columns-repeated="1012"/>
        </table:table-row>
        <table:table-row table:style-name="ro21">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48194" calcext:value-type="float">
            <text:p><text:s text:c="3"/>1,048,194</text:p>
          </table:table-cell>
          <table:table-cell table:style-name="ce28" office:value-type="float" office:value="2778936" calcext:value-type="float">
            <text:p><text:s text:c="3"/>2,778,936</text:p>
          </table:table-cell>
          <table:table-cell table:style-name="ce29" office:value-type="float" office:value="1387382" calcext:value-type="float">
            <text:p><text:s text:c="3"/>1,387,382</text:p>
          </table:table-cell>
          <table:table-cell table:style-name="ce29" office:value-type="float" office:value="1391554" calcext:value-type="float">
            <text:p><text:s text:c="3"/>1,391,554</text:p>
          </table:table-cell>
          <table:table-cell table:style-name="ce50" office:value-type="float" office:value="99.7001912969242" calcext:value-type="float">
            <text:p><text:s text:c="3"/>99.70</text:p>
          </table:table-cell>
          <table:table-cell table:style-name="ce50" office:value-type="float" office:value="942.774124674792" calcext:value-type="float">
            <text:p><text:s text:c="3"/>942.77</text:p>
          </table:table-cell>
          <table:table-cell table:style-name="ce107" office:value-type="float" office:value="2.65116571932295" calcext:value-type="float">
            <text:p><text:s/>2.65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22" calcext:value-type="float">
            <text:p><text:s text:c="3"/>4,022</text:p>
          </table:table-cell>
          <table:table-cell table:style-name="ce100" office:value-type="float" office:value="70390" calcext:value-type="float">
            <text:p><text:s text:c="3"/>70,390</text:p>
          </table:table-cell>
          <table:table-cell table:style-name="ce100" office:value-type="float" office:value="3094171" calcext:value-type="float">
            <text:p><text:s text:c="3"/>3,094,171</text:p>
          </table:table-cell>
          <table:table-cell table:style-name="ce28" office:value-type="float" office:value="9234626" calcext:value-type="float">
            <text:p><text:s text:c="3"/>9,234,626</text:p>
          </table:table-cell>
          <table:table-cell table:style-name="ce100" office:value-type="float" office:value="4710939" calcext:value-type="float">
            <text:p><text:s text:c="3"/>4,710,939</text:p>
          </table:table-cell>
          <table:table-cell table:style-name="ce100" office:value-type="float" office:value="4523687" calcext:value-type="float">
            <text:p><text:s text:c="3"/>4,523,687</text:p>
          </table:table-cell>
          <table:table-cell table:style-name="ce50" office:value-type="float" office:value="104.139366848325" calcext:value-type="float">
            <text:p><text:s text:c="3"/>104.14</text:p>
          </table:table-cell>
          <table:table-cell table:style-name="ce50" office:value-type="float" office:value="350.713639253615" calcext:value-type="float">
            <text:p><text:s text:c="3"/>350.71</text:p>
          </table:table-cell>
          <table:table-cell table:style-name="ce107" office:value-type="float" office:value="2.98452347979475" calcext:value-type="float">
            <text:p><text:s/>2.98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50" calcext:value-type="float">
            <text:p><text:s text:c="3"/>3,750</text:p>
          </table:table-cell>
          <table:table-cell table:style-name="ce101" office:value-type="float" office:value="159357" calcext:value-type="float">
            <text:p><text:s text:c="3"/>159,357</text:p>
          </table:table-cell>
          <table:table-cell table:style-name="ce103" office:value-type="float" office:value="458599" calcext:value-type="float">
            <text:p><text:s text:c="3"/>458,599</text:p>
          </table:table-cell>
          <table:table-cell table:style-name="ce101" office:value-type="float" office:value="233196" calcext:value-type="float">
            <text:p><text:s text:c="3"/>233,196</text:p>
          </table:table-cell>
          <table:table-cell table:style-name="ce101" office:value-type="float" office:value="225403" calcext:value-type="float">
            <text:p><text:s text:c="3"/>225,403</text:p>
          </table:table-cell>
          <table:table-cell table:style-name="ce104" office:value-type="float" office:value="103.45736303421" calcext:value-type="float">
            <text:p><text:s text:c="3"/>103.46</text:p>
          </table:table-cell>
          <table:table-cell table:style-name="ce104" office:value-type="float" office:value="213.936196212668" calcext:value-type="float">
            <text:p><text:s text:c="3"/>213.94</text:p>
          </table:table-cell>
          <table:table-cell table:style-name="ce108" office:value-type="float" office:value="2.8778089446965" calcext:value-type="float">
            <text:p><text:s/>2.88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75" calcext:value-type="float">
            <text:p><text:s text:c="3"/>11,375</text:p>
          </table:table-cell>
          <table:table-cell table:style-name="ce101" office:value-type="float" office:value="704515" calcext:value-type="float">
            <text:p><text:s text:c="3"/>704,515</text:p>
          </table:table-cell>
          <table:table-cell table:style-name="ce103" office:value-type="float" office:value="2033634" calcext:value-type="float">
            <text:p><text:s text:c="3"/>2,033,634</text:p>
          </table:table-cell>
          <table:table-cell table:style-name="ce101" office:value-type="float" office:value="1022277" calcext:value-type="float">
            <text:p><text:s text:c="3"/>1,022,277</text:p>
          </table:table-cell>
          <table:table-cell table:style-name="ce101" office:value-type="float" office:value="1011357" calcext:value-type="float">
            <text:p><text:s text:c="3"/>1,011,357</text:p>
          </table:table-cell>
          <table:table-cell table:style-name="ce104" office:value-type="float" office:value="101.079737422097" calcext:value-type="float">
            <text:p><text:s text:c="3"/>101.08</text:p>
          </table:table-cell>
          <table:table-cell table:style-name="ce104" office:value-type="float" office:value="1665.61066182674" calcext:value-type="float">
            <text:p><text:s text:c="3"/>1,665.61</text:p>
          </table:table-cell>
          <table:table-cell table:style-name="ce108" office:value-type="float" office:value="2.88657303251173" calcext:value-type="float">
            <text:p><text:s/>2.89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228" calcext:value-type="float">
            <text:p><text:s text:c="3"/>3,228</text:p>
          </table:table-cell>
          <table:table-cell table:style-name="ce101" office:value-type="float" office:value="171204" calcext:value-type="float">
            <text:p><text:s text:c="3"/>171,204</text:p>
          </table:table-cell>
          <table:table-cell table:style-name="ce103" office:value-type="float" office:value="525327" calcext:value-type="float">
            <text:p><text:s text:c="3"/>525,327</text:p>
          </table:table-cell>
          <table:table-cell table:style-name="ce101" office:value-type="float" office:value="269408" calcext:value-type="float">
            <text:p><text:s text:c="3"/>269,408</text:p>
          </table:table-cell>
          <table:table-cell table:style-name="ce101" office:value-type="float" office:value="255919" calcext:value-type="float">
            <text:p><text:s text:c="3"/>255,919</text:p>
          </table:table-cell>
          <table:table-cell table:style-name="ce104" office:value-type="float" office:value="105.270808341702" calcext:value-type="float">
            <text:p><text:s text:c="3"/>105.27</text:p>
          </table:table-cell>
          <table:table-cell table:style-name="ce104" office:value-type="float" office:value="367.995391222462" calcext:value-type="float">
            <text:p><text:s text:c="3"/>368.00</text:p>
          </table:table-cell>
          <table:table-cell table:style-name="ce108" office:value-type="float" office:value="3.06842713955281" calcext:value-type="float">
            <text:p><text:s/>3.07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6" calcext:value-type="float">
            <text:p><text:s text:c="3"/>4,676</text:p>
          </table:table-cell>
          <table:table-cell table:style-name="ce101" office:value-type="float" office:value="178918" calcext:value-type="float">
            <text:p><text:s text:c="3"/>178,918</text:p>
          </table:table-cell>
          <table:table-cell table:style-name="ce103" office:value-type="float" office:value="564386" calcext:value-type="float">
            <text:p><text:s text:c="3"/>564,386</text:p>
          </table:table-cell>
          <table:table-cell table:style-name="ce101" office:value-type="float" office:value="291696" calcext:value-type="float">
            <text:p><text:s text:c="3"/>291,696</text:p>
          </table:table-cell>
          <table:table-cell table:style-name="ce101" office:value-type="float" office:value="272690" calcext:value-type="float">
            <text:p><text:s text:c="3"/>272,690</text:p>
          </table:table-cell>
          <table:table-cell table:style-name="ce104" office:value-type="float" office:value="106.969819208625" calcext:value-type="float">
            <text:p><text:s text:c="3"/>106.97</text:p>
          </table:table-cell>
          <table:table-cell table:style-name="ce104" office:value-type="float" office:value="310.048552588346" calcext:value-type="float">
            <text:p><text:s text:c="3"/>310.05</text:p>
          </table:table-cell>
          <table:table-cell table:style-name="ce108" office:value-type="float" office:value="3.15443946388849" calcext:value-type="float">
            <text:p><text:s/>3.15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40" calcext:value-type="float">
            <text:p><text:s text:c="3"/>9,140</text:p>
          </table:table-cell>
          <table:table-cell table:style-name="ce101" office:value-type="float" office:value="372944" calcext:value-type="float">
            <text:p><text:s text:c="3"/>372,944</text:p>
          </table:table-cell>
          <table:table-cell table:style-name="ce103" office:value-type="float" office:value="1299274" calcext:value-type="float">
            <text:p><text:s text:c="3"/>1,299,274</text:p>
          </table:table-cell>
          <table:table-cell table:style-name="ce101" office:value-type="float" office:value="665540" calcext:value-type="float">
            <text:p><text:s text:c="3"/>665,540</text:p>
          </table:table-cell>
          <table:table-cell table:style-name="ce101" office:value-type="float" office:value="633734" calcext:value-type="float">
            <text:p><text:s text:c="3"/>633,734</text:p>
          </table:table-cell>
          <table:table-cell table:style-name="ce104" office:value-type="float" office:value="105.018824932858" calcext:value-type="float">
            <text:p><text:s text:c="3"/>105.02</text:p>
          </table:table-cell>
          <table:table-cell table:style-name="ce104" office:value-type="float" office:value="1209.30643822203" calcext:value-type="float">
            <text:p><text:s text:c="3"/>1,209.31</text:p>
          </table:table-cell>
          <table:table-cell table:style-name="ce108" office:value-type="float" office:value="3.48383135269638" calcext:value-type="float">
            <text:p><text:s/>3.48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6" calcext:value-type="float">
            <text:p><text:s text:c="3"/>4,266</text:p>
          </table:table-cell>
          <table:table-cell table:style-name="ce101" office:value-type="float" office:value="174688" calcext:value-type="float">
            <text:p><text:s text:c="3"/>174,688</text:p>
          </table:table-cell>
          <table:table-cell table:style-name="ce103" office:value-type="float" office:value="519733" calcext:value-type="float">
            <text:p><text:s text:c="3"/>519,733</text:p>
          </table:table-cell>
          <table:table-cell table:style-name="ce101" office:value-type="float" office:value="266958" calcext:value-type="float">
            <text:p><text:s text:c="3"/>266,958</text:p>
          </table:table-cell>
          <table:table-cell table:style-name="ce101" office:value-type="float" office:value="252775" calcext:value-type="float">
            <text:p><text:s text:c="3"/>252,775</text:p>
          </table:table-cell>
          <table:table-cell table:style-name="ce104" office:value-type="float" office:value="105.610918801306" calcext:value-type="float">
            <text:p><text:s text:c="3"/>105.61</text:p>
          </table:table-cell>
          <table:table-cell table:style-name="ce104" office:value-type="float" office:value="126.565469424094" calcext:value-type="float">
            <text:p><text:s text:c="3"/>126.57</text:p>
          </table:table-cell>
          <table:table-cell table:style-name="ce108" office:value-type="float" office:value="2.97520722659828" calcext:value-type="float">
            <text:p><text:s/>2.98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5386" calcext:value-type="float">
            <text:p><text:s text:c="3"/>235,386</text:p>
          </table:table-cell>
          <table:table-cell table:style-name="ce103" office:value-type="float" office:value="710269" calcext:value-type="float">
            <text:p><text:s text:c="3"/>710,269</text:p>
          </table:table-cell>
          <table:table-cell table:style-name="ce101" office:value-type="float" office:value="370087" calcext:value-type="float">
            <text:p><text:s text:c="3"/>370,087</text:p>
          </table:table-cell>
          <table:table-cell table:style-name="ce101" office:value-type="float" office:value="340182" calcext:value-type="float">
            <text:p><text:s text:c="3"/>340,182</text:p>
          </table:table-cell>
          <table:table-cell table:style-name="ce104" office:value-type="float" office:value="108.790882527588" calcext:value-type="float">
            <text:p><text:s text:c="3"/>108.79</text:p>
          </table:table-cell>
          <table:table-cell table:style-name="ce104" office:value-type="float" office:value="550.24098399746" calcext:value-type="float">
            <text:p><text:s text:c="3"/>550.24</text:p>
          </table:table-cell>
          <table:table-cell table:style-name="ce108" office:value-type="float" office:value="3.01746492994486" calcext:value-type="float">
            <text:p><text:s/>3.02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7" calcext:value-type="float">
            <text:p><text:s text:c="3"/>5,347</text:p>
          </table:table-cell>
          <table:table-cell table:style-name="ce101" office:value-type="float" office:value="179971" calcext:value-type="float">
            <text:p><text:s text:c="3"/>179,971</text:p>
          </table:table-cell>
          <table:table-cell table:style-name="ce103" office:value-type="float" office:value="532541" calcext:value-type="float">
            <text:p><text:s text:c="3"/>532,541</text:p>
          </table:table-cell>
          <table:table-cell table:style-name="ce101" office:value-type="float" office:value="277621" calcext:value-type="float">
            <text:p><text:s text:c="3"/>277,621</text:p>
          </table:table-cell>
          <table:table-cell table:style-name="ce101" office:value-type="float" office:value="254920" calcext:value-type="float">
            <text:p><text:s text:c="3"/>254,920</text:p>
          </table:table-cell>
          <table:table-cell table:style-name="ce104" office:value-type="float" office:value="108.905146712694" calcext:value-type="float">
            <text:p><text:s text:c="3"/>108.91</text:p>
          </table:table-cell>
          <table:table-cell table:style-name="ce104" office:value-type="float" office:value="279.749281992725" calcext:value-type="float">
            <text:p><text:s text:c="3"/>279.75</text:p>
          </table:table-cell>
          <table:table-cell table:style-name="ce108" office:value-type="float" office:value="2.95903784498614" calcext:value-type="float">
            <text:p><text:s/>2.96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512" calcext:value-type="float">
            <text:p><text:s text:c="3"/>7,512</text:p>
          </table:table-cell>
          <table:table-cell table:style-name="ce101" office:value-type="float" office:value="281125" calcext:value-type="float">
            <text:p><text:s text:c="3"/>281,125</text:p>
          </table:table-cell>
          <table:table-cell table:style-name="ce103" office:value-type="float" office:value="857017" calcext:value-type="float">
            <text:p><text:s text:c="3"/>857,017</text:p>
          </table:table-cell>
          <table:table-cell table:style-name="ce101" office:value-type="float" office:value="439859" calcext:value-type="float">
            <text:p><text:s text:c="3"/>439,859</text:p>
          </table:table-cell>
          <table:table-cell table:style-name="ce101" office:value-type="float" office:value="417158" calcext:value-type="float">
            <text:p><text:s text:c="3"/>417,158</text:p>
          </table:table-cell>
          <table:table-cell table:style-name="ce104" office:value-type="float" office:value="105.441823002316" calcext:value-type="float">
            <text:p><text:s text:c="3"/>105.44</text:p>
          </table:table-cell>
          <table:table-cell table:style-name="ce104" office:value-type="float" office:value="308.768160891177" calcext:value-type="float">
            <text:p><text:s text:c="3"/>308.77</text:p>
          </table:table-cell>
          <table:table-cell table:style-name="ce108" office:value-type="float" office:value="3.04852645620276" calcext:value-type="float">
            <text:p><text:s/>3.05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09" calcext:value-type="float">
            <text:p><text:s text:c="3"/>2,709</text:p>
          </table:table-cell>
          <table:table-cell table:style-name="ce101" office:value-type="float" office:value="81414" calcext:value-type="float">
            <text:p><text:s text:c="3"/>81,414</text:p>
          </table:table-cell>
          <table:table-cell table:style-name="ce103" office:value-type="float" office:value="225898" calcext:value-type="float">
            <text:p><text:s text:c="3"/>225,898</text:p>
          </table:table-cell>
          <table:table-cell table:style-name="ce101" office:value-type="float" office:value="117638" calcext:value-type="float">
            <text:p><text:s text:c="3"/>117,638</text:p>
          </table:table-cell>
          <table:table-cell table:style-name="ce101" office:value-type="float" office:value="108260" calcext:value-type="float">
            <text:p><text:s text:c="3"/>108,260</text:p>
          </table:table-cell>
          <table:table-cell table:style-name="ce104" office:value-type="float" office:value="108.662479216701" calcext:value-type="float">
            <text:p><text:s text:c="3"/>108.66</text:p>
          </table:table-cell>
          <table:table-cell table:style-name="ce104" office:value-type="float" office:value="64.2622382243598" calcext:value-type="float">
            <text:p><text:s text:c="3"/>64.26</text:p>
          </table:table-cell>
          <table:table-cell table:style-name="ce108" office:value-type="float" office:value="2.77468248704154" calcext:value-type="float">
            <text:p><text:s/>2.77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2804" calcext:value-type="float">
            <text:p><text:s text:c="3"/>122,804</text:p>
          </table:table-cell>
          <table:table-cell table:style-name="ce103" office:value-type="float" office:value="334872" calcext:value-type="float">
            <text:p><text:s text:c="3"/>334,872</text:p>
          </table:table-cell>
          <table:table-cell table:style-name="ce101" office:value-type="float" office:value="171810" calcext:value-type="float">
            <text:p><text:s text:c="3"/>171,810</text:p>
          </table:table-cell>
          <table:table-cell table:style-name="ce101" office:value-type="float" office:value="163062" calcext:value-type="float">
            <text:p><text:s text:c="3"/>163,062</text:p>
          </table:table-cell>
          <table:table-cell table:style-name="ce104" office:value-type="float" office:value="105.364830555249" calcext:value-type="float">
            <text:p><text:s text:c="3"/>105.36</text:p>
          </table:table-cell>
          <table:table-cell table:style-name="ce104" office:value-type="float" office:value="72.348889335487" calcext:value-type="float">
            <text:p><text:s text:c="3"/>72.35</text:p>
          </table:table-cell>
          <table:table-cell table:style-name="ce108" office:value-type="float" office:value="2.72688186052572" calcext:value-type="float">
            <text:p><text:s/>2.73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3" calcext:value-type="float">
            <text:p><text:s text:c="3"/>1,403</text:p>
          </table:table-cell>
          <table:table-cell table:style-name="ce101" office:value-type="float" office:value="36339" calcext:value-type="float">
            <text:p><text:s text:c="3"/>36,339</text:p>
          </table:table-cell>
          <table:table-cell table:style-name="ce103" office:value-type="float" office:value="99032" calcext:value-type="float">
            <text:p><text:s text:c="3"/>99,032</text:p>
          </table:table-cell>
          <table:table-cell table:style-name="ce101" office:value-type="float" office:value="50932" calcext:value-type="float">
            <text:p><text:s text:c="3"/>50,932</text:p>
          </table:table-cell>
          <table:table-cell table:style-name="ce101" office:value-type="float" office:value="48100" calcext:value-type="float">
            <text:p><text:s text:c="3"/>48,100</text:p>
          </table:table-cell>
          <table:table-cell table:style-name="ce104" office:value-type="float" office:value="105.887733887734" calcext:value-type="float">
            <text:p><text:s text:c="3"/>105.89</text:p>
          </table:table-cell>
          <table:table-cell table:style-name="ce104" office:value-type="float" office:value="780.614846910986" calcext:value-type="float">
            <text:p><text:s text:c="3"/>780.61</text:p>
          </table:table-cell>
          <table:table-cell table:style-name="ce108" office:value-type="float" office:value="2.72522634084592" calcext:value-type="float">
            <text:p><text:s/>2.73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8834" calcext:value-type="float">
            <text:p><text:s text:c="3"/>148,834</text:p>
          </table:table-cell>
          <table:table-cell table:style-name="ce103" office:value-type="float" office:value="376659" calcext:value-type="float">
            <text:p><text:s text:c="3"/>376,659</text:p>
          </table:table-cell>
          <table:table-cell table:style-name="ce101" office:value-type="float" office:value="189660" calcext:value-type="float">
            <text:p><text:s text:c="3"/>189,660</text:p>
          </table:table-cell>
          <table:table-cell table:style-name="ce101" office:value-type="float" office:value="186999" calcext:value-type="float">
            <text:p><text:s text:c="3"/>186,999</text:p>
          </table:table-cell>
          <table:table-cell table:style-name="ce104" office:value-type="float" office:value="101.423002262044" calcext:value-type="float">
            <text:p><text:s text:c="3"/>101.42</text:p>
          </table:table-cell>
          <table:table-cell table:style-name="ce104" office:value-type="float" office:value="2837.16571920979" calcext:value-type="float">
            <text:p><text:s text:c="3"/>2,837.17</text:p>
          </table:table-cell>
          <table:table-cell table:style-name="ce108" office:value-type="float" office:value="2.5307322251636" calcext:value-type="float">
            <text:p><text:s/>2.53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09" calcext:value-type="float">
            <text:p><text:s text:c="3"/>2,209</text:p>
          </table:table-cell>
          <table:table-cell table:style-name="ce101" office:value-type="float" office:value="149518" calcext:value-type="float">
            <text:p><text:s text:c="3"/>149,518</text:p>
          </table:table-cell>
          <table:table-cell table:style-name="ce103" office:value-type="float" office:value="426145" calcext:value-type="float">
            <text:p><text:s text:c="3"/>426,145</text:p>
          </table:table-cell>
          <table:table-cell table:style-name="ce101" office:value-type="float" office:value="211187" calcext:value-type="float">
            <text:p><text:s text:c="3"/>211,187</text:p>
          </table:table-cell>
          <table:table-cell table:style-name="ce101" office:value-type="float" office:value="214958" calcext:value-type="float">
            <text:p><text:s text:c="3"/>214,958</text:p>
          </table:table-cell>
          <table:table-cell table:style-name="ce104" office:value-type="float" office:value="98.2457038119074" calcext:value-type="float">
            <text:p><text:s text:c="3"/>98.25</text:p>
          </table:table-cell>
          <table:table-cell table:style-name="ce104" office:value-type="float" office:value="4091.54452217227" calcext:value-type="float">
            <text:p><text:s text:c="3"/>4,091.54</text:p>
          </table:table-cell>
          <table:table-cell table:style-name="ce108" office:value-type="float" office:value="2.85012506855362" calcext:value-type="float">
            <text:p><text:s/>2.85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92" calcext:value-type="float">
            <text:p><text:s text:c="3"/>1,392</text:p>
          </table:table-cell>
          <table:table-cell table:style-name="ce101" office:value-type="float" office:value="97154" calcext:value-type="float">
            <text:p><text:s text:c="3"/>97,154</text:p>
          </table:table-cell>
          <table:table-cell table:style-name="ce103" office:value-type="float" office:value="271240" calcext:value-type="float">
            <text:p><text:s text:c="3"/>271,240</text:p>
          </table:table-cell>
          <table:table-cell table:style-name="ce101" office:value-type="float" office:value="133070" calcext:value-type="float">
            <text:p><text:s text:c="3"/>133,070</text:p>
          </table:table-cell>
          <table:table-cell table:style-name="ce101" office:value-type="float" office:value="138170" calcext:value-type="float">
            <text:p><text:s text:c="3"/>138,170</text:p>
          </table:table-cell>
          <table:table-cell table:style-name="ce104" office:value-type="float" office:value="96.3088948396902" calcext:value-type="float">
            <text:p><text:s text:c="3"/>96.31</text:p>
          </table:table-cell>
          <table:table-cell table:style-name="ce104" office:value-type="float" office:value="4518.73867150016" calcext:value-type="float">
            <text:p><text:s text:c="3"/>4,518.74</text:p>
          </table:table-cell>
          <table:table-cell table:style-name="ce108" office:value-type="float" office:value="2.79185622825617" calcext:value-type="float">
            <text:p><text:s/>2.79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8034" calcext:value-type="float">
            <text:p><text:s text:c="3"/>38,034</text:p>
          </table:table-cell>
          <table:table-cell table:style-name="ce28" office:value-type="float" office:value="126462" calcext:value-type="float">
            <text:p><text:s text:c="3"/>126,462</text:p>
          </table:table-cell>
          <table:table-cell table:style-name="ce100" office:value-type="float" office:value="64510" calcext:value-type="float">
            <text:p><text:s text:c="3"/>64,510</text:p>
          </table:table-cell>
          <table:table-cell table:style-name="ce100" office:value-type="float" office:value="61952" calcext:value-type="float">
            <text:p><text:s text:c="3"/>61,952</text:p>
          </table:table-cell>
          <table:table-cell table:style-name="ce50" office:value-type="float" office:value="104.129003099174" calcext:value-type="float">
            <text:p><text:s text:c="3"/>104.13</text:p>
          </table:table-cell>
          <table:table-cell table:style-name="ce50" office:value-type="float" office:value="700.791328634127" calcext:value-type="float">
            <text:p><text:s text:c="3"/>700.79</text:p>
          </table:table-cell>
          <table:table-cell table:style-name="ce107" office:value-type="float" office:value="3.32497239312194" calcext:value-type="float">
            <text:p><text:s/>3.32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5680" calcext:value-type="float">
            <text:p><text:s text:c="3"/>35,680</text:p>
          </table:table-cell>
          <table:table-cell table:style-name="ce103" office:value-type="float" office:value="114867" calcext:value-type="float">
            <text:p><text:s text:c="3"/>114,867</text:p>
          </table:table-cell>
          <table:table-cell table:style-name="ce101" office:value-type="float" office:value="57900" calcext:value-type="float">
            <text:p><text:s text:c="3"/>57,900</text:p>
          </table:table-cell>
          <table:table-cell table:style-name="ce101" office:value-type="float" office:value="56967" calcext:value-type="float">
            <text:p><text:s text:c="3"/>56,967</text:p>
          </table:table-cell>
          <table:table-cell table:style-name="ce104" office:value-type="float" office:value="101.637790299647" calcext:value-type="float">
            <text:p><text:s text:c="3"/>101.64</text:p>
          </table:table-cell>
          <table:table-cell table:style-name="ce104" office:value-type="float" office:value="757.4181041304" calcext:value-type="float">
            <text:p><text:s text:c="3"/>757.42</text:p>
          </table:table-cell>
          <table:table-cell table:style-name="ce108" office:value-type="float" office:value="3.21936659192825" calcext:value-type="float">
            <text:p><text:s/>3.22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354" calcext:value-type="float">
            <text:p><text:s text:c="3"/>2,354</text:p>
          </table:table-cell>
          <table:table-cell table:style-name="ce103" office:value-type="float" office:value="11595" calcext:value-type="float">
            <text:p><text:s text:c="3"/>11,595</text:p>
          </table:table-cell>
          <table:table-cell table:style-name="ce101" office:value-type="float" office:value="6610" calcext:value-type="float">
            <text:p><text:s text:c="3"/>6,610</text:p>
          </table:table-cell>
          <table:table-cell table:style-name="ce101" office:value-type="float" office:value="4985" calcext:value-type="float">
            <text:p><text:s text:c="3"/>4,985</text:p>
          </table:table-cell>
          <table:table-cell table:style-name="ce104" office:value-type="float" office:value="132.59779338014" calcext:value-type="float">
            <text:p><text:s text:c="3"/>132.60</text:p>
          </table:table-cell>
          <table:table-cell table:style-name="ce104" office:value-type="float" office:value="402.604166666667" calcext:value-type="float">
            <text:p><text:s text:c="3"/>402.60</text:p>
          </table:table-cell>
          <table:table-cell table:style-name="ce108" office:value-type="float" office:value="4.92565845369584" calcext:value-type="float">
            <text:p><text:s/>4.93 </text:p>
          </table:table-cell>
          <table:table-cell table:number-columns-repeated="1012"/>
        </table:table-row>
        <table:table-row table:style-name="ro22">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3">
          <table:table-cell table:style-name="ce79"/>
          <table:table-cell table:style-name="ce89"/>
          <table:table-cell table:style-name="ce98" table:number-columns-repeated="7"/>
          <table:table-cell table:style-name="ce105" table:number-columns-repeated="2"/>
          <table:table-cell table:style-name="ce110"/>
          <table:table-cell table:style-name="ce112" table:number-columns-repeated="244"/>
          <table:table-cell table:style-name="ce114" table:number-columns-repeated="768"/>
        </table:table-row>
        <table:table-row table:style-name="ro9">
          <table:table-cell table:style-name="ce80"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0"/>
          <table:table-cell table:style-name="ce99"/>
          <table:table-cell table:style-name="ce34" table:number-columns-repeated="5"/>
          <table:table-cell/>
          <table:table-cell table:style-name="ce57"/>
          <table:table-cell table:style-name="ce61"/>
          <table:table-cell table:style-name="ce111" office:value-type="string" calcext:value-type="string">
            <text:p>內政部戶政司 民國102年4月8日編製</text:p>
          </table:table-cell>
          <table:table-cell table:style-name="ce113"/>
          <table:table-cell table:style-name="ce112" table:number-columns-repeated="1011"/>
        </table:table-row>
        <table:table-row table:style-name="ro18">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1"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0"/>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number-style style:name="N217P0" style:volatile="true">
      <number:number number:decimal-places="2" loext:min-decimal-places="2" number:min-integer-digits="1"/>
      <number:text> </number:text>
    </number:number-style>
    <number:number-style style:name="N217">
      <style:text-properties fo:color="#ff0000"/>
      <number:text>(</number:text>
      <number:number number:decimal-places="2" loext:min-decimal-places="2" number:min-integer-digits="1"/>
      <number:text>)</number:text>
      <style:map style:condition="value()&gt;=0" style:apply-style-name="N217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4-09T09:40:25</meta:creation-date>
    <dc:creator>user</dc:creator>
    <dc:date>2013-04-09T09:41:57</dc:date>
    <meta:document-statistic meta:table-count="2" meta:cell-count="733" meta:object-count="0"/>
    <meta:generator>LibreOffice/5.0.5.2$Windows_x86 LibreOffice_project/55b006a02d247b5f7215fc6ea0fde844b30035b3</meta:generator>
  </office:meta>
</office:document-meta>
</file>